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6"/>Web Scraping <text:s/>&amp; <text:s/>Django App</text:p>
      <text:p text:style-name="Standard"/>
      <text:p text:style-name="Standard">Django – Request Manager:</text:p>
      <text:p text:style-name="Standard"/>
      <text:p text:style-name="Standard">Requirements :</text:p>
      <text:p text:style-name="Standard"><text:tab/>asgiref==3.2.10</text:p>
      <text:p text:style-name="Standard"><text:tab/>Django==3.1</text:p>
      <text:p text:style-name="Standard"><text:tab/>djangorestframework==3.11.1</text:p>
      <text:p text:style-name="Standard"><text:tab/>pytz==2020.1</text:p>
      <text:p text:style-name="Standard"><text:tab/>sqlparse==0.3.1</text:p>
      <text:p text:style-name="Standard"/>
      <text:p text:style-name="Standard"/>
      <text:p text:style-name="Standard">User : </text:p>
      <text:list xml:id="list1435360279809238647" text:style-name="L1">
        <text:list-item>
          <text:list>
            <text:list-item>
              <text:p text:style-name="P1">user: nanda</text:p>
            </text:list-item>
            <text:list-item>
              <text:p text:style-name="P1">pass : nanda</text:p>
            </text:list-item>
          </text:list>
        </text:list-item>
      </text:list>
      <text:p text:style-name="Standard"/>
      <text:p text:style-name="Standard"><text:tab/></text:p>
      <text:p text:style-name="Standard">SuperUser : </text:p>
      <text:list xml:id="list5283701208184325333" text:style-name="L2">
        <text:list-item>
          <text:list>
            <text:list-item>
              <text:p text:style-name="P2">user : admin</text:p>
            </text:list-item>
            <text:list-item>
              <text:p text:style-name="P2">pass : admin</text:p>
            </text:list-item>
          </text:list>
        </text:list-item>
      </text:list>
      <text:p text:style-name="Standard"/>
      <text:p text:style-name="Standard"/>
      <text:p text:style-name="Standard">URLS :</text:p>
      <text:list xml:id="list2092031307542911499" text:style-name="L3">
        <text:list-item>
          <text:list>
            <text:list-item>
              <text:p text:style-name="P3">login : <text:a xlink:type="simple" xlink:href="http://localhost:8000/login" text:style-name="Internet_20_link" text:visited-style-name="Visited_20_Internet_20_Link">http://localhost:8000/login</text:a> </text:p>
              <text:p text:style-name="P3"/>
            </text:list-item>
            <text:list-item>
              <text:p text:style-name="P3">signup : <text:a xlink:type="simple" xlink:href="http://localhost:8000/login" text:style-name="Internet_20_link" text:visited-style-name="Visited_20_Internet_20_Link">http://localhost:8000/signup</text:a> </text:p>
              <text:p text:style-name="P3"/>
            </text:list-item>
            <text:list-item>
              <text:p text:style-name="P3">homePage : <text:a xlink:type="simple" xlink:href="http://localhost:8000/home/request/32" text:style-name="Internet_20_link" text:visited-style-name="Visited_20_Internet_20_Link">http://localhost:8000/home</text:a></text:p>
              <text:list>
                <text:list-item>
                  <text:list>
                    <text:list-header>
                      <text:p text:style-name="P3">contians all the requests posted by the user only.</text:p>
                      <text:p text:style-name="P3"/>
                    </text:list-header>
                  </text:list>
                </text:list-item>
              </text:list>
            </text:list-item>
          </text:list>
        </text:list-item>
      </text:list>
      <text:list xml:id="list3341280535073483188" text:style-name="L4">
        <text:list-item>
          <text:list>
            <text:list-item>
              <text:p text:style-name="P4">New Request : <text:a xlink:type="simple" xlink:href="http://localhost:8000/home/request/32" text:style-name="Internet_20_link" text:visited-style-name="Visited_20_Internet_20_Link">http://localhost:8000/home/request</text:a>s</text:p>
              <text:list>
                <text:list-item>
                  <text:list>
                    <text:list-header>
                      <text:p text:style-name="P4">New requests can be Posted 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list xml:id="list5044584680216153946" text:style-name="L5">
        <text:list-item>
          <text:list>
            <text:list-item>
              <text:p text:style-name="P5">view request : <text:a xlink:type="simple" xlink:href="http://localhost:8000/home/request/32" text:style-name="Internet_20_link" text:visited-style-name="Visited_20_Internet_20_Link">http://localhost:8000/home/request/32</text:a> </text:p>
              <text:list>
                <text:list-item>
                  <text:list>
                    <text:list-header>
                      <text:p text:style-name="P5">can view a particular request reaised by user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Models :</text:p>
      <text:p text:style-name="Standard"/>
      <text:list xml:id="list1768361636049877114" text:style-name="L6">
        <text:list-item>
          <text:list>
            <text:list-item>
              <text:p text:style-name="P6">Users(built-in)</text:p>
              <text:list>
                <text:list-item>
                  <text:list>
                    <text:list-header>
                      <text:p text:style-name="P6">used for the authentication and authorisation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list xml:id="list697074262018930581" text:style-name="L7">
        <text:list-item>
          <text:list>
            <text:list-item>
              <text:p text:style-name="P7">Requests</text:p>
              <text:list>
                <text:list-item>
                  <text:list>
                    <text:list-header>
                      <text:p text:style-name="P7">Contains all the requests sent by all users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35701843" text:continue-list="list2092031307542911499" text:style-name="L3">
        <text:list-item>
          <text:list>
            <text:list-item>
              <text:list>
                <text:list-item>
                  <text:list>
                    <text:list-header>
                      <text:p text:style-name="P3"><text:s/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tab/></text:p>
      <text:p text:style-name="Standard"/>
      <text:p text:style-name="Standard"/>
      <text:p text:style-name="Standard"/>
      <text:p text:style-name="Standard"><text:soft-page-break/><text:tab/><text:tab/><text:tab/><text:tab/>Web Scraping </text:p>
      <text:p text:style-name="Standard"/>
      <text:p text:style-name="Standard">This code extracts urls from 3 different websites and more can be added.</text:p>
      <text:p text:style-name="Standard"/>
      <text:p text:style-name="Standard">Modules used:</text:p>
      <text:p text:style-name="Standard"><text:s text:c="2"/><text:tab/>import requests</text:p>
      <text:p text:style-name="Standard"><text:s/><text:tab/>from bs4 import BeautifulSoup as soup</text:p>
      <text:p text:style-name="Standard"/>
      <text:p text:style-name="Standard"/>
      <text:p text:style-name="Standard">Function: </text:p>
      <text:p text:style-name="Standard"><text:tab/>def real_estate_stories(url, main_class, *args, **kwargs):</text:p>
      <text:p text:style-name="Standard"/>
      <text:p text:style-name="Standard"/>
      <text:p text:style-name="Standard">If would like to add new URLS to the programming.</text:p>
      <text:p text:style-name="Standard">Order of the arguments should be :</text:p>
      <text:p text:style-name="Standard"><text:tab/>arguments --&gt;URL, Main_class_of_content, *sub_classes_if_any, **kwargs -&gt;(tag = name )</text:p>
      <text:p text:style-name="Standard"/>
      <text:p text:style-name="Standard"/>
      <text:p text:style-name="Standard">Url : url of the latest news web page </text:p>
      <text:p text:style-name="Standard"><text:s text:c="3"/><text:tab/>Eg : https://realty.economictimes.indiatimes.com/latest-news</text:p>
      <text:p text:style-name="Standard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</meta:editing-duration>
    <meta:editing-cycles>5</meta:editing-cycles>
    <meta:generator>OpenOffice/4.1.6$Win32 OpenOffice.org_project/416m1$Build-9790</meta:generator>
    <dc:date>2020-08-19T15:49:08.53</dc:date>
    <dc:creator>Nanda raju</dc:creator>
    <meta:document-statistic meta:table-count="0" meta:image-count="0" meta:object-count="0" meta:page-count="2" meta:paragraph-count="44" meta:word-count="177" meta:character-count="1235"/>
    <meta:user-defined meta:name="Info 1"/>
    <meta:user-defined meta:name="Info 2"/>
    <meta:user-defined meta:name="Info 3"/>
    <meta:user-defined meta:name="Info 4"/>
  </office:meta>
</office:document-meta>
</file>